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  <table:table-cell office:value-type="string" calcext:value-type="string">
            <text:p>5/day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5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5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5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2-04T23:20:34.113000000</dc:date>
    <meta:editing-duration>P3DT19H32M1S</meta:editing-duration>
    <meta:editing-cycles>50</meta:editing-cycles>
    <meta:generator>LibreOffice/7.4.7.2$Windows_X86_64 LibreOffice_project/723314e595e8007d3cf785c16538505a1c878ca5</meta:generator>
    <meta:document-statistic meta:table-count="1" meta:cell-count="78" meta:object-count="0"/>
  </office:meta>
</office:document-meta>
</file>